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caaa" officeooo:paragraph-rsid="001bcaaa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d9c6f" officeooo:paragraph-rsid="001d9c6f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fe1ee" officeooo:paragraph-rsid="001fe1ee" style:font-style-asian="normal" style:font-weight-asian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20be97" officeooo:paragraph-rsid="0020be97" style:font-style-asian="normal" style:font-weight-asian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2361c3" officeooo:paragraph-rsid="002361c3" style:font-style-asian="normal" style:font-weight-asian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237fdb" officeooo:paragraph-rsid="00237fdb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5d58"/>
    </style:style>
    <style:style style:name="T5" style:family="text">
      <style:text-properties officeooo:rsid="001d9c6f"/>
    </style:style>
    <style:style style:name="T6" style:family="text">
      <style:text-properties officeooo:rsid="00228d55"/>
    </style:style>
    <style:style style:name="T7" style:family="text">
      <style:text-properties officeooo:rsid="002361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24th</text:span> of <text:span text:style-name="T4">August</text:span> 202<text:span text:style-name="T3">1</text:span> under the <text:span text:style-name="T4">59th</text:span> PA Meeting.</text:p>
      <text:p text:style-name="P1"/>
      <text:p text:style-name="P1">The Assembly, recognising the current situation,</text:p>
      <text:p text:style-name="P1"/>
      <text:p text:style-name="P4">Constitutes the need to put forth certain amendments,</text:p>
      <text:p text:style-name="P4">this because there is a lot of administrative backlog or easier ways to have things organised.</text:p>
      <text:p text:style-name="P4">The list of fixes and changes is as follows:</text:p>
      <text:p text:style-name="P4">1. To remove anaizy as PA speaker, <text:span text:style-name="T5">as she has been completely inactive for ~8 months and even has not been whitelisted for the new whitelist.</text:span></text:p>
      <text:p text:style-name="P5">2. To affirm that M52-2A23 can be added under PA charter 1.7 rather than meeting norms</text:p>
      <text:p text:style-name="P6">3. To let the CotS make spelling fixes and new abbreviations onto article 0 of the charter</text:p>
      <text:p text:style-name="P8">4. To make charter 4.9 (on CotS cleaning unused chunks) part of the CotS standards instead of the charter</text:p>
      <text:p text:style-name="P7"><text:span text:style-name="T7">5.</text:span> To make charter 4.10 (on backups) part of the CotS <text:span text:style-name="T6">standards</text:span> instead of the charter</text:p>
      <text:p text:style-name="P9">6. Split server regulation 3 into PA and UN parts, adding them to their respective archives, transclude the other part and indicate control</text:p>
      <text:p text:style-name="P5"/>
      <text:p text:style-name="P1"/>
      <text:p text:style-name="P1">And proceeds.</text:p>
      <text:p text:style-name="P1"/>
      <text:p text:style-name="P1">Signed by,</text:p>
      <text:p text:style-name="P1">_<text:span text:style-name="T4">yoran_</text:span></text:p>
      <text:p text:style-name="P1"/>
      <text:p text:style-name="P1"/>
      <text:p text:style-name="P1"/>
      <text:p text:style-name="Standard"><text:span text:style-name="T1">[</text:span><text:span text:style-name="T2">Motion 59-2: Administrative fixes and change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8-23T11:36:44.375039429</dc:date>
    <meta:editing-duration>PT22M42S</meta:editing-duration>
    <meta:editing-cycles>14</meta:editing-cycles>
    <meta:generator>LibreOffice/7.1.5.2$Linux_X86_64 LibreOffice_project/c18cfcb0f8824ad4ef2fc2ec0bd004713f8a9d14</meta:generator>
    <meta:document-statistic meta:table-count="0" meta:image-count="0" meta:object-count="0" meta:page-count="1" meta:paragraph-count="15" meta:word-count="182" meta:character-count="1049" meta:non-whitespace-character-count="882"/>
  </office:meta>
</office:document-meta>
</file>